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089a11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0a3de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373d6" officeooo:paragraph-rsid="000c2bf2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0373d6" officeooo:paragraph-rsid="001587a0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0373d6" officeooo:paragraph-rsid="000373d6" style:font-size-asian="10pt" style:font-size-complex="10pt"/>
    </style:style>
    <style:style style:name="P11" style:family="paragraph" style:parent-style-name="Text_20_body">
      <style:text-properties fo:font-size="10pt" fo:language="zxx" fo:country="none" officeooo:rsid="000373d6" officeooo:paragraph-rsid="001d904a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089a11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14" style:family="paragraph" style:parent-style-name="Text_20_body">
      <style:text-properties fo:font-size="10pt" fo:language="zxx" fo:country="none" officeooo:paragraph-rsid="00176a8e" style:font-size-asian="10pt" style:font-size-complex="10pt"/>
    </style:style>
    <style:style style:name="P15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06c30e" officeooo:paragraph-rsid="0022a9e6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21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22" style:family="paragraph" style:parent-style-name="Text_20_body">
      <style:text-properties fo:font-size="10pt" fo:language="zxx" fo:country="none" officeooo:paragraph-rsid="001587a0" style:font-size-asian="10pt" style:font-size-complex="10pt"/>
    </style:style>
    <style:style style:name="P23" style:family="paragraph" style:parent-style-name="Text_20_body">
      <style:text-properties fo:font-size="10pt" fo:language="zxx" fo:country="none" officeooo:paragraph-rsid="0010102d" style:font-size-asian="10pt" style:font-size-complex="10pt"/>
    </style:style>
    <style:style style:name="P24" style:family="paragraph" style:parent-style-name="Text_20_body">
      <style:text-properties fo:font-size="10pt" officeooo:rsid="0006c30e" officeooo:paragraph-rsid="00203077" style:font-size-asian="10pt" style:font-size-complex="10pt"/>
    </style:style>
    <style:style style:name="P25" style:family="paragraph" style:parent-style-name="Text_20_body">
      <style:text-properties fo:font-size="10pt" officeooo:rsid="0006c30e" officeooo:paragraph-rsid="0022a9e6" style:font-size-asian="10pt" style:font-size-complex="10pt"/>
    </style:style>
    <style:style style:name="P26" style:family="paragraph" style:parent-style-name="Text_20_body">
      <style:text-properties fo:font-size="10pt" officeooo:paragraph-rsid="0028d0dc" style:font-size-asian="10pt" style:font-size-complex="10pt"/>
    </style:style>
    <style:style style:name="P27" style:family="paragraph" style:parent-style-name="Text_20_body">
      <style:text-properties officeooo:paragraph-rsid="0006c30e"/>
    </style:style>
    <style:style style:name="P28" style:family="paragraph" style:parent-style-name="Text_20_body">
      <style:text-properties officeooo:rsid="0006bd3d" officeooo:paragraph-rsid="0006bd3d"/>
    </style:style>
    <style:style style:name="P29" style:family="paragraph" style:parent-style-name="Text_20_body">
      <style:text-properties officeooo:rsid="0006c30e" officeooo:paragraph-rsid="0006c30e"/>
    </style:style>
    <style:style style:name="P30" style:family="paragraph" style:parent-style-name="Text_20_body">
      <style:text-properties officeooo:paragraph-rsid="001f347c"/>
    </style:style>
    <style:style style:name="P31" style:family="paragraph" style:parent-style-name="Text_20_body">
      <style:text-properties officeooo:paragraph-rsid="0028d0dc"/>
    </style:style>
    <style:style style:name="P32" style:family="paragraph" style:parent-style-name="Text_20_body">
      <style:text-properties officeooo:rsid="001f347c" officeooo:paragraph-rsid="001f347c"/>
    </style:style>
    <style:style style:name="P33" style:family="paragraph" style:parent-style-name="Text_20_body">
      <style:text-properties officeooo:rsid="001bf64a" officeooo:paragraph-rsid="001f347c"/>
    </style:style>
    <style:style style:name="P34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35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36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37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38" style:family="paragraph" style:parent-style-name="Text_20_body">
      <style:text-properties fo:font-size="10pt" fo:language="zxx" fo:country="none" officeooo:rsid="001d904a" officeooo:paragraph-rsid="001d904a" style:font-size-asian="10pt" style:font-size-complex="10pt"/>
    </style:style>
    <style:style style:name="P39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40" style:family="paragraph" style:parent-style-name="Text_20_body">
      <style:text-properties fo:font-size="10pt" officeooo:rsid="002d8fa2" officeooo:paragraph-rsid="002d8fa2" style:font-size-asian="10pt" style:font-size-complex="10pt"/>
    </style:style>
    <style:style style:name="P41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42" style:family="paragraph" style:parent-style-name="Text_20_body">
      <style:text-properties fo:font-size="10pt" officeooo:rsid="002f4469" officeooo:paragraph-rsid="002f4469" style:font-size-asian="10pt" style:font-size-complex="10pt"/>
    </style:style>
    <style:style style:name="P43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44" style:family="paragraph" style:parent-style-name="Heading_20_1">
      <style:paragraph-properties fo:text-align="center" style:justify-single-word="false"/>
      <style:text-properties officeooo:rsid="0001a540"/>
    </style:style>
    <style:style style:name="P45" style:family="paragraph" style:parent-style-name="Heading_20_3">
      <style:text-properties officeooo:rsid="0006bd3d" officeooo:paragraph-rsid="0006bd3d"/>
    </style:style>
    <style:style style:name="P46" style:family="paragraph" style:parent-style-name="Heading_20_3">
      <style:text-properties officeooo:rsid="001f347c" officeooo:paragraph-rsid="001f347c"/>
    </style:style>
    <style:style style:name="P47" style:family="paragraph" style:parent-style-name="Heading_20_3">
      <style:text-properties officeooo:rsid="00045bc9" officeooo:paragraph-rsid="00045bc9"/>
    </style:style>
    <style:style style:name="P48" style:family="paragraph" style:parent-style-name="Heading_20_3" style:list-style-name="">
      <style:text-properties officeooo:rsid="0006c30e" officeooo:paragraph-rsid="0006c30e"/>
    </style:style>
    <style:style style:name="P49" style:family="paragraph" style:parent-style-name="Heading_20_3">
      <style:text-properties officeooo:rsid="0010102d" officeooo:paragraph-rsid="0010102d"/>
    </style:style>
    <style:style style:name="P50" style:family="paragraph" style:parent-style-name="Heading_20_3" style:list-style-name="">
      <style:text-properties officeooo:rsid="001e7a36" officeooo:paragraph-rsid="001e7a36"/>
    </style:style>
    <style:style style:name="P51" style:family="paragraph" style:parent-style-name="Heading_20_3" style:list-style-name="">
      <style:text-properties officeooo:rsid="0028d0dc" officeooo:paragraph-rsid="0028d0dc"/>
    </style:style>
    <style:style style:name="P52" style:family="paragraph" style:parent-style-name="Heading_20_3">
      <style:paragraph-properties fo:break-before="page"/>
      <style:text-properties officeooo:rsid="0006c30e" officeooo:paragraph-rsid="0006c30e"/>
    </style:style>
    <style:style style:name="P53" style:family="paragraph" style:parent-style-name="Heading_20_3">
      <style:paragraph-properties fo:break-before="page"/>
      <style:text-properties officeooo:rsid="001d904a" officeooo:paragraph-rsid="001d904a"/>
    </style:style>
    <style:style style:name="P54" style:family="paragraph" style:parent-style-name="Heading_20_3">
      <style:paragraph-properties fo:break-before="page"/>
      <style:text-properties officeooo:rsid="0028d0dc" officeooo:paragraph-rsid="0028d0dc"/>
    </style:style>
    <style:style style:name="T1" style:family="text">
      <style:text-properties officeooo:rsid="0005b34e"/>
    </style:style>
    <style:style style:name="T2" style:family="text">
      <style:text-properties officeooo:rsid="0006c30e"/>
    </style:style>
    <style:style style:name="T3" style:family="text">
      <style:text-properties officeooo:rsid="00089a11"/>
    </style:style>
    <style:style style:name="T4" style:family="text">
      <style:text-properties officeooo:rsid="000a3dee"/>
    </style:style>
    <style:style style:name="T5" style:family="text">
      <style:text-properties officeooo:rsid="000c2bf2"/>
    </style:style>
    <style:style style:name="T6" style:family="text">
      <style:text-properties officeooo:rsid="000d952f"/>
    </style:style>
    <style:style style:name="T7" style:family="text">
      <style:text-properties officeooo:rsid="000f0b2e"/>
    </style:style>
    <style:style style:name="T8" style:family="text">
      <style:text-properties fo:language="zxx" fo:country="none" officeooo:rsid="00089a11"/>
    </style:style>
    <style:style style:name="T9" style:family="text">
      <style:text-properties fo:language="zxx" fo:country="none" officeooo:rsid="001212ba"/>
    </style:style>
    <style:style style:name="T10" style:family="text">
      <style:text-properties fo:language="zxx" fo:country="none" officeooo:rsid="0010102d"/>
    </style:style>
    <style:style style:name="T11" style:family="text">
      <style:text-properties fo:language="zxx" fo:country="none" officeooo:rsid="0012a2b0"/>
    </style:style>
    <style:style style:name="T12" style:family="text">
      <style:text-properties fo:language="zxx" fo:country="none" officeooo:rsid="001ac0a8"/>
    </style:style>
    <style:style style:name="T13" style:family="text">
      <style:text-properties officeooo:rsid="0010102d"/>
    </style:style>
    <style:style style:name="T14" style:family="text">
      <style:text-properties officeooo:rsid="0011c879"/>
    </style:style>
    <style:style style:name="T15" style:family="text">
      <style:text-properties officeooo:rsid="001212ba"/>
    </style:style>
    <style:style style:name="T16" style:family="text">
      <style:text-properties officeooo:rsid="0012a2b0"/>
    </style:style>
    <style:style style:name="T17" style:family="text">
      <style:text-properties officeooo:rsid="00146000"/>
    </style:style>
    <style:style style:name="T18" style:family="text">
      <style:text-properties officeooo:rsid="001587a0"/>
    </style:style>
    <style:style style:name="T19" style:family="text">
      <style:text-properties officeooo:rsid="00176a8e"/>
    </style:style>
    <style:style style:name="T20" style:family="text">
      <style:text-properties officeooo:rsid="001809de"/>
    </style:style>
    <style:style style:name="T21" style:family="text">
      <style:text-properties officeooo:rsid="00195f89"/>
    </style:style>
    <style:style style:name="T22" style:family="text">
      <style:text-properties officeooo:rsid="001d904a"/>
    </style:style>
    <style:style style:name="T23" style:family="text">
      <style:text-properties officeooo:rsid="0015b973"/>
    </style:style>
    <style:style style:name="T24" style:family="text">
      <style:text-properties fo:font-size="10pt" fo:language="zxx" fo:country="none" officeooo:rsid="001f347c" style:font-size-asian="10pt" style:font-size-complex="10pt"/>
    </style:style>
    <style:style style:name="T25" style:family="text">
      <style:text-properties fo:font-size="10pt" officeooo:rsid="0028d0dc" style:font-size-asian="10pt" style:font-size-complex="10pt"/>
    </style:style>
    <style:style style:name="T26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27" style:family="text">
      <style:text-properties officeooo:rsid="001f347c"/>
    </style:style>
    <style:style style:name="T28" style:family="text">
      <style:text-properties officeooo:rsid="00203077"/>
    </style:style>
    <style:style style:name="T29" style:family="text">
      <style:text-properties officeooo:rsid="00214cfc"/>
    </style:style>
    <style:style style:name="T30" style:family="text">
      <style:text-properties officeooo:rsid="0022a9e6"/>
    </style:style>
    <style:style style:name="T31" style:family="text">
      <style:text-properties officeooo:rsid="00242fb0"/>
    </style:style>
    <style:style style:name="T32" style:family="text">
      <style:text-properties officeooo:rsid="002611ba"/>
    </style:style>
    <style:style style:name="T33" style:family="text">
      <style:text-properties officeooo:rsid="0028d0dc"/>
    </style:style>
    <style:style style:name="T34" style:family="text">
      <style:text-properties officeooo:rsid="002d8fa2"/>
    </style:style>
    <style:style style:name="T35" style:family="text">
      <style:text-properties fo:font-weight="bold" officeooo:rsid="0028d0dc" style:font-weight-asian="bold" style:font-weight-complex="bold"/>
    </style:style>
    <style:style style:name="T36" style:family="text">
      <style:text-properties fo:font-weight="bold" officeooo:rsid="002d8fa2" style:font-weight-asian="bold" style:font-weight-complex="bold"/>
    </style:style>
    <style:style style:name="T37" style:family="text">
      <style:text-properties officeooo:rsid="002f4469"/>
    </style:style>
    <style:style style:name="T38" style:family="text">
      <style:text-properties officeooo:rsid="002fd960"/>
    </style:style>
    <style:style style:name="T39" style:family="text">
      <style:text-properties officeooo:rsid="002ff4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CPPOCL Unit Test Framework</text:h>
      <text:p text:style-name="P1"/>
      <text:p text:style-name="P2">This unit test framework is designed to be used with C++ and only requires Test.hpp to be included, and Test<text:span text:style-name="T39">Class</text:span>.cpp to be added to your makefile or project file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/text:p>
      <text:h text:style-name="P45" text:outline-level="3">Overview of using the macros</text:h>
      <text:p text:style-name="P28">The test macros allow unit testing of a function, member function or a general test to be written.</text:p>
      <text:p text:style-name="P28">It's also possible to override the names used in the macros so that the output accurately describes the function name or arguments.</text:p>
      <text:p text:style-name="P29">Within the test macros, checker macros can be used to test various conditions for your unit tests.</text:p>
      <text:p text:style-name="P32">These macros can be found in TestMacros.hpp.</text:p>
      <text:h text:style-name="P46" text:outline-level="3">Overview of helper functions</text:h>
      <text:p text:style-name="P33">The framework also provides so helper functions for doing some basic but common manipulation of <text:s/>basic data types, i.e. char*.</text:p>
      <text:p text:style-name="P30"><text:span text:style-name="T27">If for any reason you don't want these helper functions to be enabled, then define </text:span><text:span text:style-name="T24">OCL_TEST_HELPERS_DISABLED pre-processor in your build.</text:span></text:p>
      <text:p text:style-name="P34">These helper functions also provide support for char* and wchar_t* string pointers.</text:p>
      <text:p text:style-name="P35">These helpers functions can be found in TestClassHelperFunctions.inl.</text:p>
      <text:h text:style-name="P47" text:outline-level="3">Macros for testing functionality or performance</text:h>
      <text:p text:style-name="P15">TEST</text:p>
      <text:p text:style-name="P10">TEST_FUNCTION</text:p>
      <text:p text:style-name="P10">TEST_FUNCTION_TIME</text:p>
      <text:p text:style-name="P10">TEST_MEMBER_FUNCTION</text:p>
      <text:p text:style-name="P10">TEST_MEMBER_FUNCTION_TIME</text:p>
      <text:p text:style-name="P10">TEST_CONST_MEMBER_FUNCTION</text:p>
      <text:p text:style-name="P10">TEST_CONST_MEMBER_FUNCTION_TIME</text:p>
      <text:h text:style-name="P48" text:outline-level="3"/>
      <text:h text:style-name="P52" text:outline-level="3">Macros for checking conditions</text:h>
      <text:p text:style-name="P16">CHECK_TRUE</text:p>
      <text:p text:style-name="P16">CHECK_FALSE</text:p>
      <text:p text:style-name="P16">CHECK_EQUAL</text:p>
      <text:p text:style-name="P16">CHECK_NOT_EQUAL</text:p>
      <text:p text:style-name="P16">CHECK_GREATER</text:p>
      <text:p text:style-name="P16">CHECK_GREATER_EQUAL</text:p>
      <text:p text:style-name="P16">CHECK_LESS</text:p>
      <text:p text:style-name="P16">CHECK_LESS_EQUAL</text:p>
      <text:p text:style-name="P16">CHECK_NULL</text:p>
      <text:p text:style-name="P16">CHECK_NOT_NULL</text:p>
      <text:p text:style-name="P16">CHECK_ZERO</text:p>
      <text:p text:style-name="P16">CHECK_NOT_ZERO</text:p>
      <text:p text:style-name="P16">CHECK_COMPARE</text:p>
      <text:p text:style-name="P16">CHECK_NOT_COMPARE</text:p>
      <text:p text:style-name="P16">CHECK_TIME</text:p>
      <text:h text:style-name="P49" text:outline-level="3">Macros for customizing test</text:h>
      <text:p text:style-name="P23"><text:span text:style-name="T13">TEST_FAILURE_INDENT<text:tab/><text:tab/><text:tab/>/* </text:span><text:span text:style-name="T14">Set number of spaces to indent error information </text:span><text:span text:style-name="T13">*/</text:span></text:p>
      <text:p text:style-name="P23"><text:span text:style-name="T13">TEST_OVERRIDE_FUNCTION_NAME<text:tab/><text:tab/>/* </text:span><text:span text:style-name="T14">Set the function name for output, e.g. “operator=” </text:span><text:span text:style-name="T13">*/</text:span></text:p>
      <text:p text:style-name="P23"><text:span text:style-name="T13">TEST_OVERRIDE_ARGS<text:tab/><text:tab/><text:tab/>/* </text:span><text:span text:style-name="T14">Set</text:span><text:span text:style-name="T13"> </text:span><text:span text:style-name="T14">the argument names for output, e.g. “int, int” </text:span><text:span text:style-name="T13">*/</text:span></text:p>
      <text:p text:style-name="P22"><text:span text:style-name="T13">TEST_OVERRIDE_FUNCTION_NAME_ARGS<text:tab/>/* </text:span><text:span text:style-name="T14">Set the function name </text:span><text:span text:style-name="T18">and arguments </text:span><text:span text:style-name="T14">for output </text:span><text:span text:style-name="T13">*/</text:span></text:p>
      <text:h text:style-name="P50" text:outline-level="3">Helper functions</text:h>
      <text:p text:style-name="P24"><text:span text:style-name="T28">StrLen<text:tab/><text:tab/><text:tab/><text:tab/><text:tab/><text:tab/>/* </text:span><text:span text:style-name="T29">R</text:span><text:span text:style-name="T28">eturn the length of a char* </text:span><text:span text:style-name="T34">or wchar_t* </text:span><text:span text:style-name="T28">variable as a size_t */</text:span></text:p>
      <text:p text:style-name="P24"><text:span text:style-name="T28">StrEnd<text:tab/><text:tab/><text:tab/><text:tab/><text:tab/><text:tab/>/* </text:span><text:span text:style-name="T29">R</text:span><text:span text:style-name="T28">eturn a pointer to the end of the string, </text:span><text:span text:style-name="T29">i.e. position of '\0'</text:span><text:span text:style-name="T28"> */</text:span></text:p>
      <text:p text:style-name="P24"><text:span text:style-name="T28">SetStr<text:tab/><text:tab/><text:tab/><text:tab/><text:tab/><text:tab/>/* </text:span><text:span text:style-name="T29">Set a const char* pointer and length from a source string </text:span><text:span text:style-name="T28">*/</text:span></text:p>
      <text:p text:style-name="P24"><text:span text:style-name="T28">StrCpy<text:tab/><text:tab/><text:tab/><text:tab/><text:tab/><text:tab/>/* </text:span><text:span text:style-name="T29">Same as strcpy (without Microsoft warnings) </text:span><text:span text:style-name="T28">*/</text:span></text:p>
      <text:p text:style-name="P25"><text:span text:style-name="T30">StrCmp<text:tab/><text:tab/><text:tab/><text:tab/><text:tab/><text:tab/>/* Same as strcmp </text:span><text:span text:style-name="T29">(without Microsoft warnings) </text:span><text:span text:style-name="T30">*/</text:span></text:p>
      <text:p text:style-name="P17"><text:span text:style-name="T30">CharCount<text:tab/><text:tab/><text:tab/><text:tab/><text:tab/>/* </text:span><text:span text:style-name="T31">Count all characters matching character</text:span><text:span text:style-name="T32">(s)</text:span><text:span text:style-name="T31"> to find in string </text:span><text:span text:style-name="T30">*/</text:span></text:p>
      <text:p text:style-name="P36">MemCmp<text:tab/><text:tab/><text:tab/><text:tab/><text:tab/>/* Same as memcmp */</text:p>
      <text:p text:style-name="P36">IsDigit<text:tab/><text:tab/><text:tab/><text:tab/><text:tab/><text:tab/>/* Return true when character is in '0'..'9' */</text:p>
      <text:p text:style-name="P36">ToInt<text:tab/><text:tab/><text:tab/><text:tab/><text:tab/><text:tab/>/* Convert character or string to integer type */</text:p>
      <text:h text:style-name="P52" text:outline-level="3">Examples <text:span text:style-name="T22">for unit tests</text:span></text:h>
      <text:p text:style-name="P14"><text:span text:style-name="T13">// </text:span><text:span text:style-name="T20">Only need to call this once for all unit tests, </text:span><text:span text:style-name="T21">outside of any test.</text:span></text:p>
      <text:p text:style-name="P14"><text:span text:style-name="T13">TEST_FAILURE_INDENT</text:span><text:span text:style-name="T19">(4);</text:span></text:p>
      <text:p text:style-name="P29"/>
      <text:p text:style-name="P27"><text:span text:style-name="T2">// </text:span><text:span text:style-name="T15">Perform some checks on some functions.</text:span></text:p>
      <text:p text:style-name="P29">TEST(TestSomeFunctions)</text:p>
      <text:p text:style-name="P29">{</text:p>
      <text:p text:style-name="P29"><text:s text:c="4"/>std::string str;</text:p>
      <text:p text:style-name="P29"><text:s text:c="4"/>CHECK_TRUE(str.empty());</text:p>
      <text:p text:style-name="P29"><text:s text:c="4"/>CHECK_ZERO(str.length());</text:p>
      <text:p text:style-name="P29">}</text:p>
      <text:p text:style-name="P29"/>
      <text:p text:style-name="P27"><text:span text:style-name="T2">// </text:span><text:span text:style-name="T15">Test function std::min(int, int)</text:span></text:p>
      <text:p text:style-name="P4"><text:span text:style-name="T2">TEST_FUNCTION</text:span><text:span text:style-name="T3">(</text:span><text:span text:style-name="T6">min</text:span><text:span text:style-name="T3">, </text:span><text:span text:style-name="T7">ints</text:span><text:span text:style-name="T3">)</text:span></text:p>
      <text:p text:style-name="P18">{</text:p>
      <text:p text:style-name="P8"><text:span text:style-name="T3"><text:s text:c="4"/></text:span><text:span text:style-name="T10">TEST_OVERRIDE_FUNCTION_NAME_</text:span><text:span text:style-name="T12">ARGS</text:span><text:span text:style-name="T9">(“std::min”, “int, int”);</text:span></text:p>
      <text:p text:style-name="P12"><text:span text:style-name="T3"><text:s text:c="4"/>CHECK_</text:span><text:span text:style-name="T6">EQUAL</text:span><text:span text:style-name="T3">(</text:span><text:span text:style-name="T6">min</text:span><text:span text:style-name="T3">(</text:span><text:span text:style-name="T6">1, 2</text:span><text:span text:style-name="T3">), </text:span><text:span text:style-name="T6">1</text:span><text:span text:style-name="T3">);<text:line-break/>}</text:span></text:p>
      <text:p text:style-name="P18"/>
      <text:p text:style-name="P4"><text:span text:style-name="T3">// </text:span><text:span text:style-name="T16">Test member function std::string::insert(size_t, std::string)</text:span></text:p>
      <text:p text:style-name="P4"><text:span text:style-name="T3">// </text:span><text:span text:style-name="T4">NOTE: NA is pre-defined to signify that function doesn't have arguments.</text:span></text:p>
      <text:p text:style-name="P5"><text:span text:style-name="T2">TE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16">insert, size_t_</text:span><text:span text:style-name="T5">insert</text:span><text:span text:style-name="T4">, NA</text:span><text:span text:style-name="T3">)</text:span></text:p>
      <text:p text:style-name="P19">{</text:p>
      <text:p text:style-name="P13"><text:span text:style-name="T3"><text:s text:c="4"/></text:span><text:span text:style-name="T8">TEST_OVERRIDE_ARGS</text:span><text:span text:style-name="T9">(“</text:span><text:span text:style-name="T11">size_t</text:span><text:span text:style-name="T9">, </text:span><text:span text:style-name="T11">string const&amp;</text:span><text:span text:style-name="T9">”);</text:span></text:p>
      <text:p text:style-name="P13"><text:span text:style-name="T3"><text:s text:c="4"/>std::string str</text:span><text:span text:style-name="T5">("ello")</text:span><text:span text:style-name="T3">;</text:span></text:p>
      <text:p text:style-name="P6"><text:span text:style-name="T3"><text:s text:c="4"/>CHECK_</text:span><text:span text:style-name="T5">EQUAL</text:span><text:span text:style-name="T3">(::</text:span><text:span text:style-name="T5">strcmp(</text:span><text:span text:style-name="T3">str.</text:span><text:span text:style-name="T5">insert</text:span><text:span text:style-name="T4">(</text:span><text:span text:style-name="T5">0, "h"</text:span><text:span text:style-name="T4">).</text:span><text:span text:style-name="T5">c_str(), "hello"), 0</text:span><text:span text:style-name="T3">);<text:line-break/>}</text:span></text:p>
      <text:p text:style-name="P19"/>
      <text:p text:style-name="P6"><text:span text:style-name="T2">TEST_</text:span><text:span text:style-name="T5">CON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5">length</text:span><text:span text:style-name="T4">, NA</text:span><text:span text:style-name="T3">)</text:span></text:p>
      <text:p text:style-name="P20">{</text:p>
      <text:p text:style-name="P20"><text:s text:c="4"/>std::string str;</text:p>
      <text:p text:style-name="P6"><text:span text:style-name="T3"><text:s text:c="4"/>CHECK_</text:span><text:span text:style-name="T4">ZERO</text:span><text:span text:style-name="T3">(str.</text:span><text:span text:style-name="T5">length </text:span><text:span text:style-name="T4">()</text:span><text:span text:style-name="T3">);<text:line-break/>}</text:span></text:p>
      <text:p text:style-name="P20"/>
      <text:h text:style-name="P53" text:outline-level="3">Examples for performance tests</text:h>
      <text:p text:style-name="P6"><text:span text:style-name="T3">// </text:span><text:span text:style-name="T18">Test min for a sample time period of 1.5 seconds.</text:span></text:p>
      <text:p text:style-name="P6"><text:span text:style-name="T3">TEST_FUNCTION_TIME</text:span><text:span text:style-name="T17">(min, ints, </text:span><text:span text:style-name="T18">1, 500</text:span><text:span text:style-name="T17">)</text:span></text:p>
      <text:p text:style-name="P21">{</text:p>
      <text:p text:style-name="P7"><text:span text:style-name="T3"><text:s text:c="4"/></text:span><text:span text:style-name="T10">TEST_OVERRIDE_FUNCTION_NAME_ARGS</text:span><text:span text:style-name="T9">(“std::min”, “int, int”);</text:span></text:p>
      <text:p text:style-name="P9"><text:span text:style-name="T3"><text:s text:c="4"/>CHECK_</text:span><text:span text:style-name="T23">TIME</text:span><text:span text:style-name="T3">(</text:span><text:span text:style-name="T6">min</text:span><text:span text:style-name="T3">(</text:span><text:span text:style-name="T6">1, 2</text:span><text:span text:style-name="T3">));<text:line-break/></text:span><text:span text:style-name="T17">}</text:span></text:p>
      <text:p text:style-name="P37"/>
      <text:p text:style-name="P9"><text:span text:style-name="T17">// </text:span><text:span text:style-name="T22">Test string::length for a sample time period of 1 second.</text:span></text:p>
      <text:p text:style-name="P11"><text:span text:style-name="T17">TEST_CONST_MEMBER_FUNCTION_TIME</text:span><text:span text:style-name="T22">(string, length, 1, 0)</text:span></text:p>
      <text:p text:style-name="P38">{</text:p>
      <text:p text:style-name="P38"><text:s text:c="4"/>std::string str = "Hello World!";</text:p>
      <text:p text:style-name="P11"><text:span text:style-name="T3"><text:s text:c="4"/>CHECK_</text:span><text:span text:style-name="T23">TIME</text:span><text:span text:style-name="T3">(</text:span><text:span text:style-name="T22">str.length()</text:span><text:span text:style-name="T3">);</text:span><text:span text:style-name="T22"><text:line-break/>}</text:span></text:p>
      <text:h text:style-name="P51" text:outline-level="3"/>
      <text:h text:style-name="P54" text:outline-level="3">Examples of helper functions</text:h>
      <text:p text:style-name="P39">char const* str = “Hello”;</text:p>
      <text:p text:style-name="P31"><text:span text:style-name="T25">CHECK_EQUAL(</text:span><text:span text:style-name="T26">StrLen</text:span><text:span text:style-name="T25">(str), 5U);</text:span></text:p>
      <text:p text:style-name="P39"/>
      <text:p text:style-name="P26"><text:span text:style-name="T33">char const* end = </text:span><text:span text:style-name="T35">StrEnd</text:span><text:span text:style-name="T33">(str);</text:span></text:p>
      <text:p text:style-name="P39">CHECK_EQUAL(str, end + 5);</text:p>
      <text:p text:style-name="P39"/>
      <text:p text:style-name="P26"><text:span text:style-name="T34">char* str_cpy = new char[</text:span><text:span text:style-name="T36">StrLen</text:span><text:span text:style-name="T34">(str)+1];</text:span><text:span text:style-name="T33"> </text:span></text:p>
      <text:p text:style-name="P40">CHECK_NOT_NULL(str_cpy);</text:p>
      <text:p text:style-name="P26"><text:span text:style-name="T33">StrCpy</text:span><text:span text:style-name="T34">(str_cpy, str);</text:span></text:p>
      <text:p text:style-name="P39"/>
      <text:p text:style-name="P26"><text:span text:style-name="T37">CHECK_EQUAL(</text:span><text:span text:style-name="T33">StrCmp</text:span><text:span text:style-name="T34">(str_cpy, </text:span><text:span text:style-name="T37">str), 0);</text:span></text:p>
      <text:p text:style-name="P39"/>
      <text:p text:style-name="P26"><text:span text:style-name="T37">CHECK_EQUAL(</text:span><text:span text:style-name="T33">CharCount</text:span><text:span text:style-name="T37">(str, 'e'), 1U);</text:span></text:p>
      <text:p text:style-name="P41"/>
      <text:p text:style-name="P26"><text:span text:style-name="T37">CHECK_ZERO(</text:span><text:span text:style-name="T33">MemCmp</text:span><text:span text:style-name="T37">(str_cpy, str));</text:span></text:p>
      <text:p text:style-name="P39"/>
      <text:p text:style-name="P26"><text:span text:style-name="T37">CHECK_TRUE(</text:span><text:span text:style-name="T33">IsDigit</text:span><text:span text:style-name="T37">('1'));</text:span></text:p>
      <text:p text:style-name="P41"/>
      <text:p text:style-name="P42">StrCpy(str_cpy, “12”);</text:p>
      <text:p text:style-name="P43">int value = 0;</text:p>
      <text:p text:style-name="P26"><text:span text:style-name="T38">CHECK_TRUE(</text:span><text:span text:style-name="T33">ToInt</text:span><text:span text:style-name="T38">(str_cpy, value));</text:span></text:p>
      <text:p text:style-name="P43">CHECK_EQUAL(value, 1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4-06T17:02:15.52</dc:date>
    <meta:editing-duration>PT6H15M40S</meta:editing-duration>
    <meta:editing-cycles>44</meta:editing-cycles>
    <meta:generator>LibreOffice/3.6$Windows_x86 LibreOffice_project/2ef5aff-a6fb0ff-166bdff-cf087ad-0f1389</meta:generator>
    <meta:document-statistic meta:table-count="0" meta:image-count="0" meta:object-count="0" meta:page-count="5" meta:paragraph-count="107" meta:word-count="582" meta:character-count="4355" meta:non-whitespace-character-count="3774"/>
  </office:meta>
</office:document-meta>
</file>